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background-color="transparent"/>
    </style:style>
    <style:style style:name="P2" style:family="paragraph" style:parent-style-name="Text_20_body">
      <style:text-properties fo:background-color="#ffff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Chun, 2006 #1269}</text:p>
      <text:p text:style-name="Text_20_body">Chun, Wendy Hui-Kyong. <text:span text:style-name="T1">Control and Freedom : Power and Paranoia in the Age of Fiber Optics</text:span>. Cambridge, Mass.: MIT Press, 2006.</text:p>
      <text:p text:style-name="Text_20_body">[t]echnological solutions alone or in the main cannot solve political problems, and the cost of such attempts are too high: not only do such solutions fail but their implementations also generalizes paranoia. 25</text:p>
      <text:p text:style-name="P2">In order to emerge as a medium of freedom, the Internet became cyberspace in the mid-1990s. 37</text:p>
      <text:p text:style-name="Text_20_body">[i]n order to use, one is used, and that one's online interactions are fundamentally open 130</text:p>
      <text:p text:style-name="P2">Technology makes it possible to believe once more in liberal and consumer equality 143</text:p>
      <text:p text:style-name="Text_20_body">[A]ll electronic interactions undermine the control of users by constantly sending involuntary “representations.” 249</text:p>
      <text:p text:style-name="Text_20_body">[C]ontrol-freedom thrives on a paranoid knowledge that focuses on technological rather than political solutions and that relies on racial profiling. 2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bm</meta:initial-creator>
    <meta:creation-date>2008-02-20T09:29:25</meta:creation-date>
    <dc:date>2008-09-22T17:15:22</dc:date>
    <dc:language>en-GB</dc:language>
    <meta:editing-cycles>7</meta:editing-cycles>
    <meta:editing-duration>PT1H45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45" meta:character-count="897"/>
  </office:meta>
</office:document-meta>
</file>